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12.45mm"/>
    </style:style>
    <style:style style:name="co5" style:family="table-column">
      <style:table-column-properties fo:break-before="auto" style:column-width="105.57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39.8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rotation-angle="90" style:vertical-align="automatic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1" table:default-cell-style-name="ce1"/>
        <table:table-column table:style-name="co3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Mapa conceptual introducción a los tipos de datos y a las estructuras de datos</text:p>
          </table:table-cell>
          <table:table-cell table:style-name="ce2" office:value-type="string" calcext:value-type="string">
            <text:p>Exposicioes arreglos</text:p>
          </table:table-cell>
          <table:table-cell table:style-name="ce2" office:value-type="string" calcext:value-type="string">
            <text:p>Datos primitivos (práctica áulica)</text:p>
          </table:table-cell>
          <table:table-cell table:style-name="ce2" office:value-type="string" calcext:value-type="string">
            <text:p>Practica arrglos bidimensonales (calificaciones)</text:p>
          </table:table-cell>
          <table:table-cell table:style-name="ce2" office:value-type="string" calcext:value-type="string">
            <text:p>Arreglos bidimensionales</text:p>
          </table:table-cell>
          <table:table-cell table:style-name="ce2" office:value-type="string" calcext:value-type="string">
            <text:p>Arreglos tridimensionales</text:p>
          </table:table-cell>
          <table:table-cell table:style-name="ce2" office:value-type="string" calcext:value-type="string">
            <text:p>Arreglo de registros con arreglo (Nuevo)</text:p>
          </table:table-cell>
          <table:table-cell table:style-name="ce2" office:value-type="string" calcext:value-type="string">
            <text:p>Arreglos de registros con arreglos</text:p>
          </table:table-cell>
          <table:table-cell table:style-name="ce2" office:value-type="string" calcext:value-type="string">
            <text:p>Implementación de algoritmos de ordenamiento</text:p>
          </table:table-cell>
          <table:table-cell table:style-name="ce2" office:value-type="string" calcext:value-type="string">
            <text:p>Examen</text:p>
          </table:table-cell>
          <table:table-cell table:style-name="ce2" office:value-type="string" calcext:value-type="string">
            <text:p>Lista Simple Enlazada</text:p>
          </table:table-cell>
          <table:table-cell table:style-name="ce2" office:value-type="string" calcext:value-type="string">
            <text:p>Implementación de una lista doblemente ligad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1 217898914 AVENDAÑO GARCIA ITZEL GUADALUPE IDMM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2 217898922 CARRILLO MERCADER ALEXA IDM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3 217856162 CASTILLO NUÑO JOSUE ALEJANDRO IDMM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 217856189 ESTRADA DE LOS SANTOS LAURA ELENA IDM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5 211628605 GARCIA LOPEZ BRYAN ISMAEL IDMM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6 213636567 GOMEZ REYES JOSE FERNANDO IDMM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7 217898949 GONZALEZ CRUZ MIGUEL ANGEL IDMM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8 211503721 LOPEZ MARTINEZ EDUARDO SALVADOR IDMM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9 214684751 TABARES CASTRO DAVID ALONSO IDMM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 217856197 VARGAS REYES JESUS IDMM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 214403884 VAZQUEZ GARCIA LUIS FERNANDO IDMM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istencia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02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Estudiante</text:p>
          </table:table-cell>
          <table:table-cell table:style-name="ce5" office:value-type="string" calcext:value-type="string">
            <text:p>Agost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covered-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01 217898914 AVENDAÑO GARCIA ITZEL GUADALUPE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2 217898922 CARRILLO MERCADER ALEXA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3 217856162 CASTILLO NUÑO JOSUE ALEJANDR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4 217856189 ESTRADA DE LOS SANTOS LAURA ELENA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5 211628605 GARCIA LOPEZ BRYAN ISMAEL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6 213636567 GOMEZ REYES JOSE FERNAND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7 217898949 GONZALEZ CRUZ MIGUEL ANGEL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8 211503721 LOPEZ MARTINEZ EDUARDO SALVADOR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9 214684751 TABARES CASTRO DAVID ALONS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10 217856197 VARGAS REYES JESUS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11 214403884 VAZQUEZ GARCIA LUIS FERNAND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09:18:56Z</meta:creation-date>
    <dc:date>2018-11-22T13:47:36.021015246</dc:date>
    <meta:editing-cycles>26</meta:editing-cycles>
    <meta:editing-duration>PT12H8M18S</meta:editing-duration>
    <meta:document-statistic meta:table-count="3" meta:cell-count="162" meta:object-count="0"/>
  </office:meta>
</office:document-meta>
</file>